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or updated content - Merchandising</text:p>
      <text:p text:style-name="Text_20_body"><text:span text:style-name="T1">Anonymous Planet does not participate in any sponsoring, endorsement, advertising, or other affiliate programs for any entity. We only rely on anonymous donations in a closed, transparent loop system.</text:span></text:p>
      <text:p text:style-name="Text_20_body">All the links below are listed in alphabetical order:</text:p>
      <text:h text:style-name="Heading_20_4" text:outline-level="4"><text:bookmark-start text:name="general-privacy-related-projects-worth-checking-out"/>General privacy related projects worth checking out:<text:bookmark-end text:name="general-privacy-related-projects-worth-checking-out"/></text:h>
      <text:list text:style-name="L1">
        <text:list-item>
          <text:p text:style-name="P1">AnarSec: <text:a xlink:type="simple" xlink:href="https://www.anarsec.guide/" office:name=""><text:span text:style-name="Definition">https://www.anarsec.guide/</text:span></text:a> (Similar content to ours, but not affiliated or sponsored)</text:p>
        </text:list-item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 (May contain clearly marked sponsored products/services, premium content, and affiliate links)</text:p>
        </text:list-item>
        <text:list-item>
          <text:p text:style-name="P1">The New Oil: <text:a xlink:type="simple" xlink:href="https://thenewoil.org" office:name=""><text:span text:style-name="Definition">https://thenewoil.org</text:span></text:a> (May contain clearly marked sponsored products/services and affiliate links)</text:p>
        </text:list-item>
        <text:list-item>
          <text:p text:style-name="P1">PrivacyTools.io: <text:a xlink:type="simple" xlink:href="https://privacytools.io" office:name=""><text:span text:style-name="Definition">https://privacytools.io</text:span></text:a> (May contain clearly marked sponsored products/services and affiliate links)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IA Officer’s Blog: <text:a xlink:type="simple" xlink:href="https://officercia.mirror.xyz/" office:name=""><text:span text:style-name="Definition">https://officercia.mirror.xyz/</text:span></text:a></text:p>
        </text:list-item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  <text:list-item>
          <text:p text:style-name="P2">Seirdy’s Home: <text:a xlink:type="simple" xlink:href="https://seirdy.one/" office:name=""><text:span text:style-name="Definition">https://seirdy.one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main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23T13:19:14Z</meta:creation-date>
    <dc:date>2023-08-23T13:19:14Z</dc:date>
  </office:meta>
</office:document-meta>
</file>